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32pt" fo:font-weight="bold" officeooo:rsid="001e40a6" officeooo:paragraph-rsid="001e40a6" style:font-size-asian="28pt" style:font-weight-asian="bold" style:font-size-complex="32pt" style:font-weight-complex="bold"/>
    </style:style>
    <style:style style:name="P2" style:family="paragraph" style:parent-style-name="Preformatted_20_Text">
      <style:text-properties fo:font-size="18pt" fo:font-weight="bold" officeooo:rsid="001e40a6" officeooo:paragraph-rsid="001e40a6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font-size="18pt" fo:font-weight="normal" officeooo:rsid="001e40a6" officeooo:paragraph-rsid="001e40a6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Processing Task</text:p>
      <text:p text:style-name="P1"/>
      <text:p text:style-name="P2">Details to note :</text:p>
      <text:p text:style-name="P2"/>
      <text:p text:style-name="P3">1) Replace the file name in the GoalTrack.cpp with the local complete address of the file</text:p>
      <text:p text:style-name="P3"/>
      <text:p text:style-name="P3">2) An output.avi file will be created in the working directory when the code compiled and run , containing the video with tracking boxes</text:p>
      <text:p text:style-name="P3"/>
      <text:p text:style-name="P3">3) Output.avi file contains the video with tracking of the goal (Memory -71 MB)</text:p>
      <text:p text:style-name="P3"/>
      <text:p text:style-name="P2">Compilation :</text:p>
      <text:p text:style-name="P2"/>
      <text:p text:style-name="P3">1) Copy the makefile in the same directory as GoalTrack.cpp</text:p>
      <text:p text:style-name="P3"/>
      <text:p text:style-name="P3">2) make GoalTrack – cmd to compile </text:p>
      <text:p text:style-name="P3"/>
      <text:p text:style-name="P3">3) ./GoalTrack to run the cod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2:48:33.771423719</dc:date>
    <meta:editing-duration>PT6M58S</meta:editing-duration>
    <meta:editing-cycles>1</meta:editing-cycles>
    <meta:document-statistic meta:table-count="0" meta:image-count="0" meta:object-count="0" meta:page-count="1" meta:paragraph-count="9" meta:word-count="85" meta:character-count="479" meta:non-whitespace-character-count="401"/>
    <meta:generator>LibreOffice/6.0.7.3$Linux_X86_64 LibreOffice_project/00m0$Build-3</meta:generator>
  </office:meta>
</office:document-meta>
</file>